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14cm" fo:min-width="10.99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697cm" svg:height="0.962cm" svg:x="2.794cm" svg:y="4.064cm">
          <draw:text-box>
            <text:p>This is andrO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3" draw:layer="layout" svg:width="16.256cm" svg:height="7.62cm" svg:x="5.588cm" svg:y="4.826cm">
          <text:p text:style-name="P3">The best web OS around!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ison Epperson</meta:initial-creator>
    <meta:creation-date>2016-05-01T16:57:21.279585597</meta:creation-date>
    <dc:date>2016-05-01T16:58:43.668121659</dc:date>
    <dc:creator>Harrison Epperson</dc:creator>
    <meta:editing-duration>PT1M22S</meta:editing-duration>
    <meta:editing-cycles>1</meta:editing-cycles>
    <meta:document-statistic meta:object-count="27"/>
    <meta:generator>LibreOffice/4.4.7.2$Linux_X86_64 LibreOffice_project/40$Build-2</meta:generator>
  </office:meta>
</office:document-meta>
</file>